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Garamond" svg:font-family="Garamond, Georgia, serif"/>
    <style:font-face style:name="goudy old style" svg:font-family="'goudy old style', 'minion pro', 'bell mt', Georgia, 'Hiragino Mincho Pro'"/>
    <style:font-face style:name="monospace" svg:font-family="monospace, serif"/>
    <style:font-face style:name="sans-serif" svg:font-family="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color="#800000" fo:font-size="15pt" fo:font-weight="bold" officeooo:rsid="00043a42" officeooo:paragraph-rsid="00043a42" style:font-size-asian="15pt" style:font-weight-asian="bold" style:font-size-complex="15pt" style:font-weight-complex="bold"/>
    </style:style>
    <style:style style:name="P2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111111" style:font-name="goudy old style" fo:font-size="12.75pt" fo:letter-spacing="normal" fo:font-style="normal" fo:font-weight="normal"/>
    </style:style>
    <style:style style:name="P3" style:family="paragraph" style:parent-style-name="Standard">
      <style:text-properties fo:color="#800000" fo:font-size="15pt" fo:font-weight="bold" officeooo:rsid="00043a42" officeooo:paragraph-rsid="00043a42" style:font-size-asian="15pt" style:font-weight-asian="bold" style:font-size-complex="15pt" style:font-weight-complex="bold"/>
    </style:style>
    <style:style style:name="P4" style:family="paragraph" style:parent-style-name="Text_20_body">
      <style:text-properties fo:color="#800000" fo:font-size="15pt" fo:font-weight="bold" officeooo:rsid="00043a42" officeooo:paragraph-rsid="00043a42" style:font-size-asian="15pt" style:font-weight-asian="bold" style:font-size-complex="15pt" style:font-weight-complex="bold"/>
    </style:style>
    <style:style style:name="P5" style:family="paragraph" style:parent-style-name="Text_20_body">
      <style:text-properties fo:color="#800000" fo:font-size="15pt" fo:font-weight="bold" officeooo:rsid="00059bb4" officeooo:paragraph-rsid="00059bb4" style:font-size-asian="15pt" style:font-weight-asian="bold" style:font-size-complex="15pt" style:font-weight-complex="bold"/>
    </style:style>
    <style:style style:name="P6" style:family="paragraph" style:parent-style-name="Text_20_body">
      <style:text-properties fo:color="#800000" fo:font-size="15pt" fo:font-weight="bold" officeooo:rsid="0006e76c" officeooo:paragraph-rsid="0006e76c" style:font-size-asian="15pt" style:font-weight-asian="bold" style:font-size-complex="15pt" style:font-weight-complex="bold"/>
    </style:style>
    <style:style style:name="P7" style:family="paragraph" style:parent-style-name="Text_20_body">
      <style:text-properties officeooo:paragraph-rsid="0006e76c"/>
    </style:style>
    <style:style style:name="P8" style:family="paragraph" style:parent-style-name="Text_20_body" style:list-style-name="L1">
      <style:paragraph-properties fo:margin-left="0cm" fo:margin-right="0cm" fo:margin-top="0.265cm" fo:margin-bottom="0.265cm" loext:contextual-spacing="false" fo:orphans="2" fo:widows="2" fo:text-indent="0cm" style:auto-text-indent="false" fo:padding="0cm" fo:border="none"/>
    </style:style>
    <style:style style:name="P9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3e4349" style:font-name="goudy old style" fo:font-size="12.75pt" fo:letter-spacing="normal" fo:font-style="normal" fo:font-weight="normal"/>
    </style:style>
    <style:style style:name="P10" style:family="paragraph" style:parent-style-name="Text_20_body">
      <style:paragraph-properties fo:margin-top="0.265cm" fo:margin-bottom="0.265cm" loext:contextual-spacing="false" fo:orphans="2" fo:widows="2" fo:padding="0cm" fo:border="none"/>
    </style:style>
    <style:style style:name="P11" style:family="paragraph" style:parent-style-name="Text_20_body" style:list-style-name="L1">
      <style:paragraph-properties fo:margin-top="0.265cm" fo:margin-bottom="0.265cm" loext:contextual-spacing="false" fo:orphans="2" fo:widows="2" fo:padding="0cm" fo:border="none"/>
    </style:style>
    <style:style style:name="P12" style:family="paragraph" style:parent-style-name="Text_20_body">
      <style:paragraph-properties fo:margin-top="0.265cm" fo:margin-bottom="0.265cm" loext:contextual-spacing="false" fo:orphans="2" fo:widows="2" fo:padding="0cm" fo:border="none"/>
      <style:text-properties fo:font-variant="normal" fo:text-transform="none" fo:color="#3e4349" style:font-name="Garamond" fo:font-size="18pt" fo:letter-spacing="normal" fo:font-style="normal" fo:font-weight="normal"/>
    </style:style>
    <style:style style:name="T1" style:family="text">
      <style:text-properties fo:font-variant="normal" fo:text-transform="none" fo:color="#111111" style:text-line-through-style="none" style:text-line-through-type="none" style:font-name="goudy old style" fo:font-size="12.75pt" fo:letter-spacing="normal" fo:font-style="normal" style:text-underline-style="none" fo:font-weight="normal" style:text-blinking="false" loext:padding-left="0cm" loext:padding-right="0cm" loext:padding-top="0cm" loext:padding-bottom="0.049cm" loext:border-left="none" loext:border-right="none" loext:border-top="none" loext:border-bottom="0.06pt dotted #004b6b"/>
    </style:style>
    <style:style style:name="T2" style:family="text">
      <style:text-properties fo:font-variant="normal" fo:text-transform="none" fo:color="#111111" style:font-name="goudy old style" fo:font-size="12.75pt" fo:letter-spacing="normal" fo:font-style="normal" fo:font-weight="normal"/>
    </style:style>
    <style:style style:name="T3" style:family="text">
      <style:text-properties fo:font-variant="normal" fo:text-transform="none" fo:color="#111111" style:font-name="goudy old style" fo:font-size="12.75pt" fo:letter-spacing="normal" fo:font-style="normal" fo:font-weight="normal" officeooo:rsid="0006e76c" style:font-size-asian="15pt" style:font-weight-asian="bold" style:font-size-complex="15pt" style:font-weight-complex="bold"/>
    </style:style>
    <style:style style:name="T4" style:family="text">
      <style:text-properties fo:font-variant="normal" fo:text-transform="none" fo:color="#222222" style:font-name="goudy old style" fo:font-size="12.75pt" fo:letter-spacing="normal" fo:font-style="normal" fo:font-weight="normal"/>
    </style:style>
    <style:style style:name="T5" style:family="text">
      <style:text-properties fo:font-variant="normal" fo:text-transform="none" fo:color="#222222" style:font-name="sans-serif" fo:font-size="10.5pt" fo:letter-spacing="normal" fo:font-style="normal"/>
    </style:style>
    <style:style style:name="T6" style:family="text">
      <style:text-properties fo:font-variant="normal" fo:text-transform="none" fo:color="#222222" style:font-name="sans-serif" fo:font-size="10.5pt" fo:letter-spacing="normal" fo:font-style="normal" fo:font-weight="normal"/>
    </style:style>
    <style:style style:name="T7" style:family="text">
      <style:text-properties fo:font-variant="normal" fo:text-transform="none" fo:color="#0b0080" style:text-line-through-style="none" style:text-line-through-type="none" style:font-name="sans-serif" fo:font-size="10.5pt" fo:letter-spacing="normal" fo:font-style="normal" style:text-underline-style="none" fo:font-weight="normal" style:text-blinking="false" fo:background-color="#ffffff" loext:char-shading-value="0"/>
    </style:style>
    <style:style style:name="T8" style:family="text">
      <style:text-properties fo:font-variant="normal" fo:text-transform="none" fo:color="#0b0080" style:text-line-through-style="none" style:text-line-through-type="none" style:font-name="sans-serif" fo:font-size="8.25pt" fo:letter-spacing="normal" fo:font-style="normal" style:text-underline-style="none" fo:font-weight="normal" style:text-blinking="false"/>
    </style:style>
    <style:style style:name="T9" style:family="text">
      <style:text-properties fo:font-variant="normal" fo:text-transform="none" fo:color="#292b2c" style:font-name="monospace" fo:font-size="12pt" fo:letter-spacing="normal" fo:font-style="normal" fo:font-weight="normal" fo:background-color="transparent" loext:char-shading-value="0" loext:padding="0cm" loext:border="none"/>
    </style:style>
    <style:style style:name="T10" style:family="text">
      <style:text-properties fo:color="#111111" style:font-name="goudy old style" fo:font-size="12.75pt"/>
    </style:style>
    <style:style style:name="T11" style:family="text">
      <style:text-properties officeooo:rsid="0006e76c"/>
    </style:style>
    <text:list-style style:name="L1">
      <text:list-level-style-bullet text:level="1" text:style-name="Bullet_20_Symbols" style:num-suffix="." text:bullet-char="•">
        <style:list-level-properties text:space-before="0.794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lask</text:p>
      <text:p text:style-name="P1"/>
      <text:p text:style-name="P1"><text:span text:style-name="T5">Flask</text:span><text:span text:style-name="T4"> </text:span><text:span text:style-name="T6">is a micro </text:span><text:a xlink:type="simple" xlink:href="https://en.wikipedia.org/wiki/Web_framework" text:style-name="Internet_20_link" text:visited-style-name="Visited_20_Internet_20_Link"><text:span text:style-name="T7">web framework</text:span></text:a><text:span text:style-name="T4"> </text:span><text:span text:style-name="T6">written in </text:span><text:a xlink:type="simple" xlink:href="https://en.wikipedia.org/wiki/Python_(programming_language)" text:style-name="Internet_20_link" text:visited-style-name="Visited_20_Internet_20_Link"><text:span text:style-name="T7">Python</text:span></text:a><text:span text:style-name="T6">. It is classified as a </text:span><text:a xlink:type="simple" xlink:href="https://en.wikipedia.org/wiki/Microframework" text:style-name="Internet_20_link" text:visited-style-name="Visited_20_Internet_20_Link"><text:span text:style-name="T7">microframework</text:span></text:a><text:span text:style-name="T4"> </text:span><text:span text:style-name="T6">because it does not require particular tools or libraries.</text:span><text:bookmark text:name="cite_ref-3"/><text:a xlink:type="simple" xlink:href="https://en.wikipedia.org/wiki/Flask_(web_framework)#cite_note-3" text:style-name="Internet_20_link" text:visited-style-name="Visited_20_Internet_20_Link"><text:span text:style-name="T8">[3]</text:span></text:a><text:span text:style-name="T4"> </text:span><text:span text:style-name="T6">It has no database abstraction layer, form validation, or any other components where pre-existing third-party libraries provide common functions. However, Flask supports extensions that can add application features as if they were implemented in Flask itself. Extensions exist for object-relational mappers, form validation, upload handling, various open authentication technologies and several common framework related tools. Extensions are updated far more regularly than the core Flask program.</text:span><text:bookmark text:name="cite_ref-4"/><text:a xlink:type="simple" xlink:href="https://en.wikipedia.org/wiki/Flask_(web_framework)#cite_note-4" text:style-name="Internet_20_link" text:visited-style-name="Visited_20_Internet_20_Link"><text:span text:style-name="T8">[4]</text:span></text:a><text:span text:style-name="T4"> </text:span><text:span text:style-name="T6">Flask is commonly used with MongoDB which allows it more control over databases and history.</text:span></text:p>
      <text:p text:style-name="P4"><text:span text:style-name="T2"/></text:p>
      <text:p text:style-name="P5"><text:span text:style-name="T2">More info:-- </text:span><text:a xlink:type="simple" xlink:href="https://pymbook.readthedocs.io/en/latest/flask.html#what-is-flask" text:style-name="Internet_20_link" text:visited-style-name="Visited_20_Internet_20_Link">https://pymbook.readthedocs.io/en/latest/flask.html#what-is-flask</text:a></text:p>
      <text:p text:style-name="P5"><text:span text:style-name="T2"/></text:p>
      <text:p text:style-name="P6"><text:span text:style-name="T2">installazation process:</text:span></text:p>
      <text:p text:style-name="P7"><text:span text:style-name="T3">- </text:span><text:span text:style-name="Source_20_Text"><text:span text:style-name="T9">pip install flask</text:span></text:span><text:line-break/>- <text:span text:style-name="T3">pip freeze | grep Flask <text:s text:c="2"/>(find the version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Garamond" svg:font-family="Garamond, Georgia, serif"/>
    <style:font-face style:name="goudy old style" svg:font-family="'goudy old style', 'minion pro', 'bell mt', Georgia, 'Hiragino Mincho Pro'"/>
    <style:font-face style:name="monospace" svg:font-family="monospace, serif"/>
    <style:font-face style:name="sans-serif" svg:font-family="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8T18:16:41.033548526</meta:creation-date>
    <dc:date>2018-08-28T18:36:30.337025541</dc:date>
    <meta:editing-duration>PT9M24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5" meta:word-count="124" meta:character-count="914" meta:non-whitespace-character-count="793"/>
  </office:meta>
</office:document-meta>
</file>